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1066988297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line-break/>samt kerne versionen.</text:p>
          <text:list>
            <text:list-item>
              <text:p text:style-name="P2">Versions check på nettet, både Manager og Entry.</text:p>
            </text:list-item>
            <text:list-item>
              <text:p text:style-name="P2">I ”hjælp” menu tilføjes ”copy version information”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/text:p>
        </text:list-item>
        <text:list-item>
          <text:p text:style-name="P2">Integer felter supporterer 64-bit, dvs. ca 19 tal.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69067465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267538694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15T14:56:21</dc:date>
    <dc:creator>Torsten Christiansen</dc:creator>
    <meta:editing-duration>PT10H32M42S</meta:editing-duration>
    <meta:editing-cycles>32</meta:editing-cycles>
    <meta:generator>OpenOffice.org/3.2$Unix OpenOffice.org_project/320m12$Build-9483</meta:generator>
    <meta:document-statistic meta:table-count="0" meta:image-count="0" meta:object-count="0" meta:page-count="2" meta:paragraph-count="52" meta:word-count="285" meta:character-count="1708"/>
  </office:meta>
</office:document-meta>
</file>